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7d4" officeooo:paragraph-rsid="000217d4"/>
    </style:style>
    <style:style style:name="P2" style:family="paragraph" style:parent-style-name="Standard">
      <style:text-properties officeooo:rsid="000217d4" officeooo:paragraph-rsid="00021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lace d’une méthodologie de travail</text:p>
      <text:p text:style-name="P1"/>
      <text:p text:style-name="P1">Mise en place d’une méthodologie de travail car tu es trop bordélique (héhé il me corrige pas bordélique ça veut dire que ça existe).</text:p>
      <text:p text:style-name="P1">Je suis vraiment trop bordélique… donc bonne résolution 2024 : mettre un peu d’ordre et essayer de faire quelque chose cette année.</text:p>
      <text:p text:style-name="P1"/>
      <text:p text:style-name="P1">Avant de commencer quelque chose il faut bien définir l’objectif.</text:p>
      <text:p text:style-name="P1">Objectif : 2024 objets LD pour fin 2024 c’est pour ça qu’il me faut de la méthodologie ;-)</text:p>
      <text:p text:style-name="P1"/>
      <text:p text:style-name="P1">Si tu veux commencer par quelques tests préalables pas de problème mais il faut bien montrer que ce sont des tests et ensuite il faut les supprimer ou les documente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rice Theytaz</meta:initial-creator>
    <meta:creation-date>2024-01-01T00:19:47.886303291</meta:creation-date>
    <dc:date>2024-01-01T00:42:22.775103979</dc:date>
    <dc:creator>Fabrice Theytaz</dc:creator>
    <meta:editing-duration>PT15M23S</meta:editing-duration>
    <meta:editing-cycles>5</meta:editing-cycles>
    <meta:generator>LibreOffice/7.6.3.2$Linux_X86_64 LibreOffice_project/4fe86607b5ac922e55f140471fda9b60bdaa980d</meta:generator>
    <dc:title>Mise en place d’une méthodologie de travail</dc:title>
    <meta:document-statistic meta:table-count="0" meta:image-count="0" meta:object-count="0" meta:page-count="1" meta:paragraph-count="6" meta:word-count="111" meta:character-count="628" meta:non-whitespace-character-count="523"/>
  </office:meta>
</office:document-meta>
</file>